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1ac0a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34c6e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16c600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182c50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183505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1a147e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1bbaa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204fe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30863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paragraph-rsid="00204fe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5pt" style:text-underline-style="none" fo:font-weight="bold" officeooo:rsid="001e6864" officeooo:paragraph-rsid="001e6864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5pt" style:text-underline-style="solid" style:text-underline-width="auto" style:text-underline-color="font-color" fo:font-weight="bold" officeooo:paragraph-rsid="001e6864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paragraph-rsid="001e6864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paragraph-rsid="001e6864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paragraph-rsid="001e6864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 fo:break-before="page"/>
      <style:text-properties fo:font-size="12pt" style:text-underline-style="none" fo:font-weight="bold" officeooo:rsid="001e6864" officeooo:paragraph-rsid="001e6864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 fo:break-before="page"/>
      <style:text-properties style:font-name="Liberation Serif" fo:font-size="15pt" style:text-underline-style="none" fo:font-weight="bold" officeooo:rsid="001e6864" officeooo:paragraph-rsid="001e6864" style:font-size-asian="15pt" style:font-weight-asian="bold" style:font-size-complex="15pt" style:font-weight-complex="bold"/>
    </style:style>
    <style:style style:name="P30" style:family="paragraph" style:parent-style-name="Header">
      <style:text-properties officeooo:rsid="001cd3b4" officeooo:paragraph-rsid="001d96b8"/>
    </style:style>
    <style:style style:name="P31" style:family="paragraph" style:parent-style-name="Footer">
      <style:text-properties officeooo:rsid="001cd3b4" officeooo:paragraph-rsid="001cd3b4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0f797e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11856f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183505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1a147e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205936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215e74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25258d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26a704" style:font-size-asian="10.5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280c73" style:font-size-asian="10.5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28cbe7" style:font-size-asian="10.5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2cb0db" style:font-size-asian="10.5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2d4a5f" style:font-size-asian="10.5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officeooo:rsid="002d9dad" style:font-size-asian="10.5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2eb78a" style:font-size-asian="10.5pt" style:font-weight-asian="normal" style:font-size-complex="12pt" style:font-weight-complex="normal"/>
    </style:style>
    <style:style style:name="T16" style:family="text">
      <style:text-properties fo:font-variant="normal" fo:text-transform="none" fo:color="#252525" style:font-name="sans-serif" fo:font-size="10.5pt" fo:letter-spacing="normal" fo:font-style="normal" style:text-underline-style="none" fo:font-weight="bold" style:font-size-asian="10.5pt" style:font-weight-asian="normal" style:font-size-complex="12pt" style:font-weight-complex="normal"/>
    </style:style>
    <style:style style:name="T17" style:family="text">
      <style:text-properties fo:font-variant="normal" fo:text-transform="none" fo:color="#252525" style:font-name="sans-serif" fo:font-size="10.5pt" fo:letter-spacing="normal" fo:font-style="normal" style:text-underline-style="none" fo:font-weight="bold" officeooo:rsid="00183505" style:font-size-asian="10.5pt" style:font-weight-asian="normal" style:font-size-complex="12pt" style:font-weight-complex="normal"/>
    </style:style>
    <style:style style:name="T18" style:family="text">
      <style:text-properties fo:font-variant="normal" fo:text-transform="none" fo:color="#252525" style:font-name="sans-serif" fo:font-size="10.5pt" fo:letter-spacing="normal" fo:font-style="normal" style:text-underline-style="none" fo:font-weight="bold" officeooo:rsid="001a147e" style:font-size-asian="10.5pt" style:font-weight-asian="normal" style:font-size-complex="12pt" style:font-weight-complex="normal"/>
    </style:style>
    <style:style style:name="T19" style:family="text">
      <style:text-properties fo:font-variant="normal" fo:text-transform="none" fo:color="#252525" style:font-name="sans-serif" fo:font-size="10.5pt" fo:letter-spacing="normal" fo:font-style="normal" fo:font-weight="bold"/>
    </style:style>
    <style:style style:name="T20" style:family="text">
      <style:text-properties fo:font-variant="normal" fo:text-transform="none" fo:color="#252525" style:font-name="sans-serif" fo:font-size="10.5pt" fo:letter-spacing="normal" fo:font-style="normal" fo:font-weight="bold" officeooo:rsid="002268ca"/>
    </style:style>
    <style:style style:name="T21" style:family="text">
      <style:text-properties officeooo:rsid="000f797e"/>
    </style:style>
    <style:style style:name="T22" style:family="text">
      <style:text-properties officeooo:rsid="001bbaa4"/>
    </style:style>
    <style:style style:name="T23" style:family="text">
      <style:text-properties officeooo:rsid="001cd3b4"/>
    </style:style>
    <style:style style:name="T24" style:family="text">
      <style:text-properties officeooo:rsid="001e6864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officeooo:rsid="002a3608"/>
    </style:style>
    <style:style style:name="T27" style:family="text">
      <style:text-properties officeooo:rsid="002a879e"/>
    </style:style>
    <style:style style:name="T28" style:family="text">
      <style:text-properties officeooo:rsid="003086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Rapport de projet d'A<text:span text:style-name="T23">lgorithmique Avancée</text:span></text:p>
      <text:p text:style-name="P29">SOMMAIRE :</text:p>
      <text:p text:style-name="P23"/>
      <text:p text:style-name="P24">I / Présentation</text:p>
      <text:p text:style-name="P25">1) Patricia-Tries</text:p>
      <text:p text:style-name="P26">3) Fonctions complexes</text:p>
      <text:p text:style-name="P26">4) Complexités</text:p>
      <text:p text:style-name="P24">II / Fonctions avancées</text:p>
      <text:p text:style-name="P28"/>
      <text:p text:style-name="P27">I / Présentation</text:p>
      <text:p text:style-name="P22"/>
      <text:p text:style-name="P3">1) Patricia-Tries</text:p>
      <text:p text:style-name="P3"/>
      <text:p text:style-name="P2">1 – Nous avons décidé de <text:span text:style-name="T22">prendre</text:span> le caractère «espace» (caractère n°32 du tableau ASCII), pour indiquer la fin d'un mot. </text:p>
      <text:p text:style-name="P2"/>
      <text:p text:style-name="P21">II / Fonctions avancées</text:p>
      <text:p text:style-name="P5"/>
      <text:p text:style-name="P4">3) Fonctions complexes</text:p>
      <text:p text:style-name="P4"/>
      <text:p text:style-name="P1">7 – <text:span text:style-name="T22">Les étapes importantes de la fusion de deux Patricia-Tries sont :</text:span></text:p>
      <text:p text:style-name="P15"><text:tab/><text:span text:style-name="T24">L'actualisation des étiquettes de chaque nœuds de ces deux arbres suivant le prefixe commun entre chaque nœud des deux trie.</text:span></text:p>
      <text:p text:style-name="P15"><text:span text:style-name="T22"><text:tab/>Puis ajouter le ''reste'' des étiquettes (c'est-à-dire l'étiquette de base privé de du prefixe commun) aux fils de chaque nœud.</text:span></text:p>
      <text:p text:style-name="P15"><text:span text:style-name="T22"><text:tab/>Et enfin, appliquer la fusion sur tous les fils.</text:span></text:p>
      <text:p text:style-name="P1"/>
      <text:p text:style-name="P1">9 - </text:p>
      <text:p text:style-name="P1"/>
      <text:p text:style-name="P4">4) Complexités</text:p>
      <text:p text:style-name="P4"/>
      <text:p text:style-name="P16">10 – </text:p>
      <text:p text:style-name="P16"/>
      <text:p text:style-name="P18">Hybrid Tries :</text:p>
      <text:p text:style-name="P1"><text:tab/>Soi<text:span text:style-name="T21">en</text:span>t n le nombre de nœud dans l'hybrid trie, <text:span text:style-name="T21">L la longueur du mot et a la taille de l'alphabet.</text:span></text:p>
      <text:list xml:id="list5803728002020981330" text:style-name="L1">
        <text:list-item>
          <text:p text:style-name="P6"><text:span text:style-name="T1">Recherche →en nombre de comparaisons de caractères </text:span><text:span text:style-name="T16">θ</text:span><text:span text:style-name="T1">(</text:span><text:span text:style-name="T2">L*a</text:span><text:span text:style-name="T1">).</text:span></text:p>
        </text:list-item>
        <text:list-item>
          <text:p text:style-name="P6"><text:span text:style-name="T1">ComptageMots → en nombre de comparaisons d</text:span><text:span text:style-name="T3">'entiers/de pointeurs vers nill</text:span><text:span text:style-name="T1"> </text:span><text:span text:style-name="T16">θ</text:span><text:span text:style-name="T1">(n).</text:span></text:p>
        </text:list-item>
        <text:list-item>
          <text:p text:style-name="P7"><text:span text:style-name="T1">ListeMots → en nombre de comparaisons d</text:span><text:span text:style-name="T3">'entiers/de pointeurs vers nill</text:span><text:span text:style-name="T1"> </text:span><text:span text:style-name="T16">θ</text:span><text:span text:style-name="T1">(n) .</text:span></text:p>
        </text:list-item>
        <text:list-item>
          <text:p text:style-name="P8"><text:span text:style-name="T1">ComptageNil → en nombre de comparaisons </text:span><text:span text:style-name="T3">de pointeurs vers nill</text:span><text:span text:style-name="T1"> </text:span><text:span text:style-name="T16">θ</text:span><text:span text:style-name="T1">(n).</text:span></text:p>
        </text:list-item>
        <text:list-item>
          <text:p text:style-name="P9"><text:span text:style-name="T1">Hauteur → en nombre de comparaisons </text:span><text:span text:style-name="T3">de pointeurs vers nill</text:span><text:span text:style-name="T1"> </text:span><text:span text:style-name="T16">θ</text:span><text:span text:style-name="T1">(n).</text:span></text:p>
        </text:list-item>
        <text:list-item>
          <text:p text:style-name="P10"><text:span text:style-name="T1">ProfondeurMoyenne → en nombre de comparaisons </text:span><text:span text:style-name="T3">de pointeurs vers nill</text:span><text:span text:style-name="T1"> </text:span><text:span text:style-name="T16">θ</text:span><text:span text:style-name="T1">(n).</text:span></text:p>
        </text:list-item>
        <text:list-item>
          <text:p text:style-name="P11"><text:span text:style-name="T1">Prefixe → </text:span><text:span text:style-name="T4">complexité Recherche + ComptageMots → en nombre de comparaisons d</text:span><text:span text:style-name="T3">'entiers/de pointeurs vers nill</text:span><text:span text:style-name="T4"> </text:span><text:span text:style-name="T17">θ</text:span><text:span text:style-name="T4">(n).</text:span></text:p>
        </text:list-item>
        <text:list-item>
          <text:p text:style-name="P12"><text:span text:style-name="T1">Suppression → </text:span><text:span text:style-name="T5">deux fois complexité de Recherche → en nombre de comparaisons de caractères </text:span><text:span text:style-name="T18">θ</text:span><text:span text:style-name="T5">(</text:span><text:span text:style-name="T2">L*a</text:span><text:span text:style-name="T5">).</text:span></text:p>
        </text:list-item>
        <text:list-item>
          <text:p text:style-name="P14">ConverstionHtoP → </text:p>
        </text:list-item>
        <text:list-item>
          <text:p text:style-name="P14">ajoutEquilibrage → </text:p>
        </text:list-item>
      </text:list>
      <text:p text:style-name="P17"><text:line-break/><text:span text:style-name="T25">Patricia-Tries :</text:span></text:p>
      <text:p text:style-name="P17"><text:span text:style-name="T28">Soit n le nombre de nœuds(internes + feuilles).</text:span></text:p>
      <text:p text:style-name="P1"/>
      <text:list xml:id="list94248117508503" text:continue-numbering="true" text:style-name="L1">
        <text:list-item>
          <text:p text:style-name="P6"><text:span text:style-name="T1">Recherche → en nombre de comparaisons de caractères </text:span><text:span text:style-name="T7">(clés) </text:span><text:span text:style-name="T16">θ</text:span><text:span text:style-name="T1">(log(n)).</text:span></text:p>
        </text:list-item>
        <text:list-item>
          <text:p text:style-name="P6"><text:span text:style-name="T1">ComptageMots → en nombre de comparaisons de nœuds </text:span><text:span text:style-name="T16">θ</text:span><text:span text:style-name="T1">(n).</text:span></text:p>
        </text:list-item>
        <text:list-item>
          <text:p text:style-name="P14"><text:soft-page-break/>ListeMots → </text:p>
        </text:list-item>
        <text:list-item>
          <text:p text:style-name="P6"><text:span text:style-name="T1">ComptageNil → en nombre de comparaisons de nœuds <text:s/></text:span><text:span text:style-name="T16">θ</text:span><text:span text:style-name="T1">(n).</text:span></text:p>
        </text:list-item>
        <text:list-item>
          <text:p text:style-name="P6"><text:span text:style-name="T1">Hauteur → en nombre de comparaisons de nœuds </text:span><text:span text:style-name="T16">θ</text:span><text:span text:style-name="T1">(</text:span><text:span text:style-name="T12">n</text:span><text:span text:style-name="T1">). </text:span></text:p>
        </text:list-item>
        <text:list-item>
          <text:p text:style-name="P6"><text:span text:style-name="T1">ProfondeurMoyenne → </text:span><text:span text:style-name="T6">identique à la hauteur</text:span></text:p>
        </text:list-item>
        <text:list-item>
          <text:p text:style-name="P6"><text:span text:style-name="T1">Prefixe → en nombre de comparaisons de </text:span><text:span text:style-name="T11">clés</text:span><text:span text:style-name="T1"> </text:span><text:span text:style-name="T16">θ</text:span><text:span text:style-name="T1">(</text:span><text:span text:style-name="T8">n</text:span><text:span text:style-name="T1">) </text:span><text:span text:style-name="T8">(</text:span><text:span text:style-name="T9">R</text:span><text:span text:style-name="T8">echerche +</text:span><text:span text:style-name="T10">C</text:span><text:span text:style-name="T8">omptageMot)</text:span><text:span text:style-name="T1">.</text:span></text:p>
        </text:list-item>
        <text:list-item>
          <text:p text:style-name="P6"><text:span text:style-name="T1">Suppression → en nombre de comparaisons de </text:span><text:span text:style-name="T13">clés</text:span><text:span text:style-name="T1"> </text:span><text:span text:style-name="T16">θ</text:span><text:span text:style-name="T1">(</text:span><text:span text:style-name="T14">log(</text:span><text:span text:style-name="T15">n</text:span><text:span text:style-name="T14">)</text:span><text:span text:style-name="T1">). <text:line-break/></text:span></text:p>
        </text:list-item>
      </text:list>
      <text:p text:style-name="P1"><text:tab/></text:p>
      <text:p text:style-name="P1"/>
      <text:p text:style-name="P4">4) Etude expérimentale</text:p>
      <text:p text:style-name="P4"/>
      <text:p text:style-name="P1">12 -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d3b4" officeooo:paragraph-rsid="001d96b8"/>
    </style:style>
    <style:style style:name="MP2" style:family="paragraph" style:parent-style-name="Footer">
      <style:text-properties officeooo:rsid="001cd3b4" officeooo:paragraph-rsid="001cd3b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evoir de Programmation<text:tab/><text:tab/>2016/2017</text:p>
      </style:header>
      <style:footer>
        <text:p text:style-name="MP2">LENOIR Boris, SRIKANTHAN Vanessa<text:tab/><text:tab/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OIR </meta:initial-creator>
    <meta:creation-date>2016-12-02T15:40:42.875630109</meta:creation-date>
    <meta:generator>LibreOffice/4.3.3.2$Linux_X86_64 LibreOffice_project/430m0$Build-2</meta:generator>
    <dc:date>2016-12-07T09:42:47.395415557</dc:date>
    <meta:editing-duration>PT1H53M21S</meta:editing-duration>
    <meta:editing-cycles>42</meta:editing-cycles>
    <dc:creator>SRIKANTHAN </dc:creator>
    <meta:document-statistic meta:table-count="0" meta:image-count="0" meta:object-count="0" meta:page-count="4" meta:paragraph-count="46" meta:word-count="348" meta:character-count="2112" meta:non-whitespace-character-count="1806"/>
  </office:meta>
</office:document-meta>
</file>